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KaTeX Main" svg:font-family="'KaTeX Main', 'Times New Roman'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  <style:text-properties fo:font-weight="normal" officeooo:rsid="001bb8bc" officeooo:paragraph-rsid="001b9bcd" style:font-weight-asian="normal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officeooo:paragraph-rsid="001b9bcd"/>
    </style:style>
    <style:style style:name="P3" style:family="paragraph" style:parent-style-name="Preformatted_20_Text">
      <style:text-properties style:font-name="Calibri" fo:font-size="11pt" officeooo:paragraph-rsid="001b9bcd" style:font-size-asian="11pt" style:font-size-complex="11pt"/>
    </style:style>
    <style:style style:name="P4" style:family="paragraph" style:parent-style-name="Preformatted_20_Text">
      <style:text-properties officeooo:paragraph-rsid="001b9bcd"/>
    </style:style>
    <style:style style:name="P5" style:family="paragraph" style:parent-style-name="Standard">
      <style:paragraph-properties fo:margin-top="0cm" fo:margin-bottom="0.499cm" loext:contextual-spacing="false"/>
      <style:text-properties fo:font-weight="normal" officeooo:rsid="001bb8bc" officeooo:paragraph-rsid="001b9bcd" style:font-weight-asian="normal" style:font-weight-complex="normal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203dad" style:font-size-asian="11pt" style:font-size-complex="11pt"/>
    </style:style>
    <style:style style:name="T3" style:family="text">
      <style:text-properties style:font-name="Calibri" fo:font-size="11pt" officeooo:rsid="001de92b" style:font-size-asian="11pt" style:font-size-complex="11pt"/>
    </style:style>
    <style:style style:name="T4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variant="normal" fo:text-transform="none" fo:color="#000000" style:font-name="KaTeX Main" fo:font-size="9pt" fo:letter-spacing="normal" fo:font-style="normal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tab/>Para a otimização da consulta a ordem dos joins é feita a partir das relações com menor número de tuplas esperadas, gerando assim o menor custo de possível para realizar a query sem ajuda de algum outro artifício.</text:span></text:p>
      <text:p text:style-name="P4"><text:tab/><text:span text:style-name="T1">Dado três relações A, B, C com cardinalidades |A|∣A∣, |B|∣B∣ e |C|∣C∣ tal que |A|∣A∣ &lt; |B|∣B∣ &lt; |C|∣C∣. A coluna A faz join com B e B faz join C. A sequênciaS de joins de menor custo são:</text:span></text:p>
      <text:p text:style-name="P4"/>
      <text:p text:style-name="P2">(A<text:span text:style-name="T5">⋈</text:span>B)<text:span text:style-name="T5">⋈ </text:span>C</text:p>
      <text:p text:style-name="P2"><text:s/>(B<text:span text:style-name="T5">⋈</text:span>A)<text:span text:style-name="T5">⋈ </text:span>C </text:p>
      <text:p text:style-name="P2"/>
      <text:p text:style-name="P3">Com as outras opções, mais custosas, sendo:</text:p>
      <text:p text:style-name="P4"/>
      <text:p text:style-name="P2">(C<text:span text:style-name="T5">⋈</text:span>B)<text:span text:style-name="T5">⋈ </text:span>A</text:p>
      <text:p text:style-name="P2">(B<text:span text:style-name="T5">⋈</text:span>C)<text:span text:style-name="T5">⋈ </text:span>A</text:p>
      <text:p text:style-name="P2"/>
      <text:p text:style-name="P1"><text:span text:style-name="T1"><text:tab/>Note que para quaisquer duas tabelas X </text:span><text:span text:style-name="T2">e</text:span><text:span text:style-name="T1"> Y, a complexidade no pior caso é ao produto da cardinalidade de cada relação, cada tupla em X deve ser comparada em cada tupla em Y. A complexidade então fica como </text:span><text:span text:style-name="T4">O(|X|)O(|Y|). </text:span><text:span text:style-name="T1">Sendo assim, o número de tuplas retornado em cada join interno </text:span><text:span text:style-name="T2">é de</text:span><text:span text:style-name="T1"> </text:span><text:span text:style-name="T4">|A||C|</text:span><text:span text:style-name="T1"> e </text:span><text:span text:style-name="T4">∣B∣∣C∣</text:span><text:span text:style-name="T1"> respectivamente. Para o segundo join, o pior caso depende dessas quantidades retornadas no primeiro join e da quantidade na relação que sobrou. Logo as complexidades desse </text:span><text:span text:style-name="T3">ú</text:span><text:span text:style-name="T1">ltimo join ficam iguais, como </text:span><text:span text:style-name="T4">O(|A|)O(|B|)O(|C|) </text:span><text:span text:style-name="T1">e </text:span><text:span text:style-name="T4">O(|C|)(|B|)O(|A|) </text:span><text:span text:style-name="T1">e as complexidades finais são a soma das complexidades do primeiro e segundo join, </text:span><text:span text:style-name="T4">O(|A|)O(|B|) + O(∣A∣)O(∣B∣)O(∣C∣) </text:span><text:span text:style-name="T1">e </text:span><text:span text:style-name="T4">O(|C|)O(|B|) + O(∣A∣)O(∣B∣)O(∣C∣). </text:span><text:span text:style-name="T1">Como |A| &lt; |C]∣A∣&lt;∣C], a complexidade das sequências de joins cujo primeiro join envolve a menor relação A é a menor dentre as possibilidad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KaTeX Main" svg:font-family="'KaTeX Main', 'Times New Roman'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02:45:40.055923826</meta:creation-date>
    <dc:date>2021-06-24T02:46:09.222275344</dc:date>
    <meta:editing-duration>PT29S</meta:editing-duration>
    <meta:editing-cycles>1</meta:editing-cycles>
    <meta:document-statistic meta:table-count="0" meta:image-count="0" meta:object-count="0" meta:page-count="1" meta:paragraph-count="8" meta:word-count="227" meta:character-count="1321" meta:non-whitespace-character-count="1097"/>
    <meta:generator>LibreOffice/6.4.7.2$Linux_X86_64 LibreOffice_project/40$Build-2</meta:generator>
  </office:meta>
</office:document-meta>
</file>